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fo:color="#000000" loext:opacity="100%" style:font-name="Arial" style:text-underline-style="none"/>
    </style:style>
    <style:style style:name="P2" style:family="paragraph" style:parent-style-name="Text_20_body">
      <style:text-properties fo:color="#000000" loext:opacity="100%" style:font-name="Arial" style:text-underline-style="none"/>
    </style:style>
    <style:style style:name="P3" style:family="paragraph" style:parent-style-name="Header">
      <style:text-properties style:font-name="Arial" officeooo:rsid="00058baf" officeooo:paragraph-rsid="00058baf"/>
    </style:style>
    <style:style style:name="P4" style:family="paragraph" style:parent-style-name="Heading_20_3">
      <style:text-properties fo:color="#000000" loext:opacity="100%" style:font-name="Arial" style:text-underline-style="none"/>
    </style:style>
    <style:style style:name="P5" style:family="paragraph" style:parent-style-name="Heading_20_3">
      <style:text-properties officeooo:paragraph-rsid="0008e0df"/>
    </style:style>
    <style:style style:name="P6" style:family="paragraph" style:parent-style-name="Text_20_body">
      <style:text-properties fo:color="#000000" loext:opacity="100%" style:font-name="Arial" style:text-underline-style="none"/>
    </style:style>
    <style:style style:name="P7" style:family="paragraph" style:parent-style-name="Text_20_body" style:list-style-name="L1">
      <style:text-properties fo:color="#000000" loext:opacity="100%" style:font-name="Arial" style:text-underline-style="none"/>
    </style:style>
    <style:style style:name="P8" style:family="paragraph" style:parent-style-name="Text_20_body" style:list-style-name="L2">
      <style:text-properties fo:color="#000000" loext:opacity="100%" style:font-name="Arial" style:text-underline-style="none"/>
    </style:style>
    <style:style style:name="P9" style:family="paragraph" style:parent-style-name="Text_20_body">
      <style:text-properties fo:color="#000000" loext:opacity="100%" style:font-name="Arial" style:text-underline-style="non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4">
      <style:text-properties officeooo:paragraph-rsid="0008e0df"/>
    </style:style>
    <style:style style:name="P15" style:family="paragraph" style:parent-style-name="Text_20_body" style:list-style-name="L3">
      <style:text-properties style:font-name="Arial"/>
    </style:style>
    <style:style style:name="P16" style:family="paragraph" style:parent-style-name="Text_20_body" style:list-style-name="L5">
      <style:text-properties style:font-name="Arial"/>
    </style:style>
    <style:style style:name="P17" style:family="paragraph" style:parent-style-name="Text_20_body">
      <style:text-properties officeooo:paragraph-rsid="0008e0df"/>
    </style:style>
    <style:style style:name="T1" style:family="text">
      <style:text-properties fo:color="#000000" loext:opacity="100%" style:font-name="Arial" style:text-underline-style="none"/>
    </style:style>
    <style:style style:name="T2" style:family="text">
      <style:text-properties officeooo:rsid="00071d63"/>
    </style:style>
    <style:style style:name="T3" style:family="text">
      <style:text-properties style:font-name="Ari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span text:style-name="T3">Resumen de la Estrategia Nacional de Inteligencia Artificial 2024 (ENIA)</text:span></text:span></text:h>
      <text:p text:style-name="Text_20_body"><text:span text:style-name="T3">La Estrategia Nacional de IA 2024 es una actualización de la iniciativa española para impulsar el desarrollo de la inteligencia artificial (IA), alineada con la Estrategia Europea lanzada en 2018. Su objetivo principal es </text:span><text:span text:style-name="Strong_20_Emphasis"><text:span text:style-name="T3">aprovechar el potencial transformador de la IA</text:span></text:span><text:span text:style-name="T3">, garantizando una aplicación ética, inclusiva y sostenible.</text:span></text:p>
      <text:h text:style-name="Heading_20_3" text:outline-level="3"><text:span text:style-name="Strong_20_Emphasis"><text:span text:style-name="T3"/></text:span></text:h>
      <text:h text:style-name="Heading_20_3" text:outline-level="3"><text:span text:style-name="Strong_20_Emphasis"><text:span text:style-name="T3">Objetivos y Ejes Estratégicos</text:span></text:span></text:h>
      <text:p text:style-name="Text_20_body"><text:span text:style-name="T3">La estrategia se estructura en </text:span><text:span text:style-name="Strong_20_Emphasis"><text:span text:style-name="T3">3 grandes ejes</text:span></text:span><text:span text:style-name="T3">:</text:span></text:p>
      <text:list xml:id="list2606000212" text:style-name="L3">
        <text:list-item>
          <text:p text:style-name="P12"><text:span text:style-name="Strong_20_Emphasis"><text:span text:style-name="T3">Reforzar las palancas tecnológicas clave</text:span></text:span><text:span text:style-name="T3">:</text:span></text:p>
          <text:list>
            <text:list-item>
              <text:p text:style-name="P15">Supercomputación (con el superordenador MareNostrum 5)</text:p>
            </text:list-item>
            <text:list-item>
              <text:p text:style-name="P15">Infraestructuras de almacenamiento sostenibles</text:p>
            </text:list-item>
            <text:list-item>
              <text:p text:style-name="P12"><text:span text:style-name="T3">Desarrollo de modelos lingüísticos en español y lenguas cooficiales (modelo </text:span><text:span text:style-name="Strong_20_Emphasis"><text:span text:style-name="T3">ALIA</text:span></text:span><text:span text:style-name="T3">)</text:span></text:p>
            </text:list-item>
            <text:list-item>
              <text:p text:style-name="P15">Formación y atracción de talento</text:p>
            </text:list-item>
          </text:list>
        </text:list-item>
        <text:list-item>
          <text:p text:style-name="P12"><text:span text:style-name="Strong_20_Emphasis"><text:span text:style-name="T3">Facilitar la adopción de la IA en los sectores público y privado</text:span></text:span><text:span text:style-name="T3">:</text:span></text:p>
          <text:list>
            <text:list-item>
              <text:p text:style-name="P15">Digitalización de las Administraciones Públicas con IA</text:p>
            </text:list-item>
            <text:list-item>
              <text:p text:style-name="P15">Apoyo a PYMEs y startups para que integren IA en sus procesos</text:p>
            </text:list-item>
            <text:list-item>
              <text:p text:style-name="P15">Mejora de la ciberseguridad para generar confianza</text:p>
            </text:list-item>
          </text:list>
        </text:list-item>
        <text:list-item>
          <text:p text:style-name="P12"><text:span text:style-name="Strong_20_Emphasis"><text:span text:style-name="T3">Desarrollar una IA transparente, responsable y humanista</text:span></text:span><text:span text:style-name="T3">:</text:span></text:p>
          <text:list>
            <text:list-item>
              <text:p text:style-name="P12"><text:span text:style-name="T3">Supervisión de la IA a través de la nueva agencia </text:span><text:span text:style-name="Strong_20_Emphasis"><text:span text:style-name="T3">AESIA</text:span></text:span></text:p>
            </text:list-item>
            <text:list-item>
              <text:p text:style-name="P15">Creación de marcos legales y éticos claros</text:p>
            </text:list-item>
            <text:list-item>
              <text:p text:style-name="P15">Garantía del cumplimiento del Reglamento Europeo de IA</text:p>
            </text:list-item>
          </text:list>
        </text:list-item>
      </text:list>
      <text:h text:style-name="Heading_20_3" text:outline-level="3"><text:span text:style-name="Strong_20_Emphasis"><text:span text:style-name="T3"/></text:span></text:h>
      <text:h text:style-name="Heading_20_3" text:outline-level="3"><text:span text:style-name="Strong_20_Emphasis"><text:span text:style-name="T3">Proyectos Destacados</text:span></text:span></text:h>
      <text:list xml:id="list1738651598" text:style-name="L4">
        <text:list-item>
          <text:p text:style-name="P13"><text:span text:style-name="Strong_20_Emphasis"><text:span text:style-name="T3">ALIA</text:span></text:span><text:span text:style-name="T3">: Modelo fundacional de lenguaje en español y lenguas cooficiales, abierto y ético.</text:span></text:p>
        </text:list-item>
        <text:list-item>
          <text:p text:style-name="P13"><text:span text:style-name="Strong_20_Emphasis"><text:span text:style-name="T3">Red Española de Supercomputación (RES)</text:span></text:span><text:span text:style-name="T3">: Infraestructura nacional que apoya proyectos científicos y empresariales.</text:span></text:p>
        </text:list-item>
        <text:list-item>
          <text:p text:style-name="P13"><text:span text:style-name="Strong_20_Emphasis"><text:span text:style-name="T3">CPD sostenibles</text:span></text:span><text:span text:style-name="T3">: Centros de datos energéticamente eficientes y respetuosos con el medio ambiente.</text:span></text:p>
        </text:list-item>
        <text:list-item>
          <text:p text:style-name="P14"><text:span text:style-name="Strong_20_Emphasis"><text:span text:style-name="T3">Programas de talento en IA</text:span></text:span><text:span text:style-name="T3">: Fomento de competencias digitales y colaboración con universidades.</text:span></text:p>
        </text:list-item>
      </text:list>
      <text:h text:style-name="P5" text:outline-level="3"><text:soft-page-break/><text:span text:style-name="Strong_20_Emphasis"><text:span text:style-name="T3">Reflexión para el aula</text:span></text:span></text:h>
      <text:p text:style-name="P17"><text:span text:style-name="Strong_20_Emphasis"><text:span text:style-name="T3"/></text:span></text:p>
      <text:p text:style-name="Text_20_body"><text:span text:style-name="Strong_20_Emphasis"><text:span text:style-name="T3">Debate sugerido:</text:span></text:span></text:p>
      <text:list xml:id="list368582442" text:style-name="L5">
        <text:list-item>
          <text:p text:style-name="P16">¿Qué beneficios y riesgos plantea la implementación masiva de la IA?</text:p>
        </text:list-item>
        <text:list-item>
          <text:p text:style-name="P16">¿Cómo puede afectar el modelo ALIA a la soberanía lingüística y tecnológica de España?</text:p>
        </text:list-item>
        <text:list-item>
          <text:p text:style-name="P16">¿Está la sociedad preparada para el impacto de la IA en el empleo, la educación o la justicia?</text:p>
        </text:list-item>
      </text:list>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officeooo:rsid="00058baf" officeooo:paragraph-rsid="00058baf"/>
    </style:style>
    <style:style style:name="MT1" style:family="text">
      <style:text-properties officeooo:rsid="00071d6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amuel Arteaga López<text:tab/><text:tab/><text:span text:style-name="MT1">IA &amp; Big Data</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16T19:34:55.018000000</meta:creation-date>
    <dc:date>2025-05-16T20:22:22.667000000</dc:date>
    <meta:editing-duration>PT18M</meta:editing-duration>
    <meta:editing-cycles>3</meta:editing-cycles>
    <meta:generator>LibreOffice/7.1.2.2$Windows_X86_64 LibreOffice_project/8a45595d069ef5570103caea1b71cc9d82b2aae4</meta:generator>
    <meta:document-statistic meta:table-count="0" meta:image-count="0" meta:object-count="0" meta:page-count="2" meta:paragraph-count="28" meta:word-count="302" meta:character-count="1923" meta:non-whitespace-character-count="1668"/>
  </office:meta>
</office:document-meta>
</file>